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l'attention de <text:text-input text:description="Contact">M. Contact</text:text-input></text:p>
      <text:p text:style-name="P1"/>
      <text:p text:style-name="P2">ROUBAIX, le <text:text-input text:description="Date">05/05/2005</text:text-input></text:p>
      <text:p text:style-name="P2"/>
      <text:p text:style-name="P2"><text:span text:style-name="T1">N/REF :</text:span> <text:text-input text:description="Numero">IR/IS/L AA XX/XXX</text:text-input></text:p>
      <text:p text:style-name="P2"/>
      <text:p text:style-name="P2"><text:span text:style-name="T1">AFFAIRE :</text:span> <text:text-input text:description="NomAffaire">nom de l'affaire</text:text-input></text:p>
      <text:p text:style-name="P2"/>
      <text:p text:style-name="P2"><text:span text:style-name="T1">OBJET :</text:span> <text:text-input text:description="Objet">Trasmission de rapports</text:text-input></text:p>
      <text:p text:style-name="P2"/>
      <text:p text:style-name="P2"/>
      <text:p text:style-name="P2"><text:text-input text:description="Correspondant">310</text:text-input>,</text:p>
      <text:p text:style-name="P2"/>
      <text:p text:style-name="P2"><text:text-input text:description="%enc:Corps">Corps de la lettre</text:text-input></text:p>
      <text:p text:style-name="P2"/>
      <text:p text:style-name="P2">Vous souhaitant bonne réception de ces documents et restant à votre entière disposition pour tout renseignement complémentaire,</text:p>
      <text:p text:style-name="P2"/>
      <text:p text:style-name="P2">Nous vous prions d'agréer, <text:text-input text:description="Correspondant">310</text:text-input> l'expression de notre considération distinguée.</text:p>
      <text:p text:style-name="P2"/>
      <text:p text:style-name="P1">Le Responsable du service E.I.T</text:p>
      <text:p text:style-name="P1">J. DETEVE <text:s text:c="15"/></text:p>
      <text:p text:style-name="P1"/>
      <text:p text:style-name="P2">P.J. : précité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7-12-11T17:41:23</meta:creation-date>
    <dc:date>2008-01-31T10:56:44</dc:date>
    <meta:editing-cycles>2</meta:editing-cycles>
    <meta:editing-duration>PT7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44" meta:character-count="338"/>
  </office:meta>
</office:document-meta>
</file>